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F" svg:font-family=""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1"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1.27cm"/>
        </style:tab-stops>
      </style:paragraph-properties>
    </style:style>
    <style:style style:name="P3" style:family="paragraph" style:parent-style-name="Standard">
      <style:paragraph-properties fo:text-align="justify" style:justify-single-word="false" fo:orphans="0" fo:widows="0"/>
    </style:style>
    <style:style style:name="P4" style:family="paragraph" style:parent-style-name="Standard">
      <style:paragraph-properties fo:text-align="justify" style:justify-single-word="false" fo:orphans="0" fo:widows="0">
        <style:tab-stops>
          <style:tab-stop style:position="4.147cm"/>
        </style:tab-stops>
      </style:paragraph-properties>
    </style:style>
    <style:style style:name="P5" style:family="paragraph" style:parent-style-name="Standard">
      <style:paragraph-properties fo:text-align="justify" style:justify-single-word="false" fo:orphans="0" fo:widows="0"/>
      <style:text-properties style:font-name="Times New Roman" fo:font-weight="bold" style:font-weight-asian="bold"/>
    </style:style>
    <style:style style:name="P6" style:family="paragraph" style:parent-style-name="Standard">
      <style:paragraph-properties fo:text-align="justify" style:justify-single-word="false" fo:orphans="0" fo:widows="0"/>
      <style:text-properties style:font-name="Times New Roman"/>
    </style:style>
    <style:style style:name="P7" style:family="paragraph" style:parent-style-name="Standard">
      <style:paragraph-properties fo:text-align="justify" style:justify-single-word="false" fo:orphans="0" fo:widows="0">
        <style:tab-stops>
          <style:tab-stop style:position="4.147cm"/>
        </style:tab-stops>
      </style:paragraph-properties>
      <style:text-properties style:font-name="Times New Roman"/>
    </style:style>
    <style:style style:name="P8" style:family="paragraph" style:parent-style-name="Standard">
      <style:paragraph-properties fo:text-align="center" style:justify-single-word="false" fo:orphans="0" fo:widows="0"/>
    </style:style>
    <style:style style:name="P9" style:family="paragraph" style:parent-style-name="Standard" style:master-page-name="Standard">
      <style:paragraph-properties fo:text-align="justify" style:justify-single-word="false" style:page-number="auto"/>
    </style:style>
    <style:style style:name="P10" style:family="paragraph" style:parent-style-name="Footer">
      <style:paragraph-properties fo:padding="0cm" fo:border="none"/>
    </style:style>
    <style:style style:name="P11" style:family="paragraph" style:parent-style-name="Footer">
      <style:paragraph-properties fo:margin-left="0cm" fo:margin-right="0.635cm" fo:text-indent="0cm" style:auto-text-indent="false"/>
    </style:style>
    <style:style style:name="P12" style:family="paragraph" style:parent-style-name="Style1">
      <style:paragraph-properties fo:margin-left="0cm" fo:margin-right="0cm" fo:text-align="center" style:justify-single-word="false" fo:text-indent="1cm" style:auto-text-indent="false"/>
    </style:style>
    <style:style style:name="P13" style:family="paragraph" style:parent-style-name="Style1">
      <style:paragraph-properties fo:margin-left="0cm" fo:margin-right="0.635cm" fo:text-align="center" style:justify-single-word="false" fo:text-indent="1cm" style:auto-text-indent="false"/>
    </style:style>
    <style:style style:name="P14" style:family="paragraph" style:parent-style-name="footnote_20_text" style:master-page-name="Converted1">
      <style:paragraph-properties fo:text-align="justify" style:justify-single-word="false" style:page-number="auto"/>
    </style:style>
    <style:style style:name="P15" style:family="paragraph" style:parent-style-name="footnote_20_text" style:master-page-name="Converted2">
      <style:paragraph-properties style:page-number="auto"/>
    </style:style>
    <style:style style:name="T1" style:family="text">
      <style:text-properties style:font-name="Times New Roman"/>
    </style:style>
    <style:style style:name="T2" style:family="text">
      <style:text-properties style:font-name="Times New Roman" fo:language="de" fo:country="DE" fo:font-weight="bold" style:font-weight-asian="bold"/>
    </style:style>
    <style:style style:name="T3" style:family="text">
      <style:text-properties style:font-name="Times New Roman" fo:font-weight="bold" style:font-weight-asian="bold"/>
    </style:style>
    <style:style style:name="T4" style:family="text">
      <style:text-properties style:font-name="Times New Roman" fo:font-weight="bold" style:font-weight-asian="bold" style:font-weight-complex="bold"/>
    </style:style>
    <style:style style:name="T5" style:family="text">
      <style:text-properties style:font-name="Times New Roman" fo:font-style="italic" style:font-style-asian="italic"/>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fo:font-weight="bold" style:font-style-asian="italic" style:font-weight-asian="bold" style:font-style-complex="italic"/>
    </style:style>
    <style:style style:name="T8" style:family="text">
      <style:text-properties style:font-name="Times New Roman" fo:font-size="10pt" style:font-size-asian="10pt" style:font-size-complex="10pt"/>
    </style:style>
    <style:style style:name="T9" style:family="text">
      <style:text-properties style:font-name="Times New Roman" style:text-underline-style="solid" style:text-underline-width="auto" style:text-underline-color="font-color"/>
    </style:style>
    <style:style style:name="T10" style:family="text">
      <style:text-properties style:font-name="Times New Roman" fo:font-size="11pt" style:font-size-asian="11pt" style:font-size-complex="11pt"/>
    </style:style>
    <style:style style:name="T11" style:family="text">
      <style:text-properties style:font-name="Times New Roman" fo:font-size="11pt" fo:font-weight="normal" style:font-size-asian="11pt" style:font-weight-asian="normal" style:font-size-complex="11pt"/>
    </style:style>
    <style:style style:name="T12" style:family="text">
      <style:text-properties style:font-name="F" fo:font-size="10pt" style:font-size-asian="10pt" style:font-name-complex="F1" style:font-size-complex="10pt"/>
    </style:style>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Dojo Seine Zen –Philippe Reiryu </text:span></text:p>
      <text:p text:style-name="P1"><text:span text:style-name="T3">Dimanche 8 mai 2016 – Zazen de 18 h 30</text:span></text:p>
      <text:p text:style-name="P1"><text:span text:style-name="T3">Prise de notes : Michel Raffoul</text:span></text:p>
      <text:p text:style-name="P2"><text:span text:style-name="T5">Kusen adapté pour l’écrit</text:span></text:p>
      <text:p text:style-name="P5"/>
      <text:p text:style-name="P5"/>
      <text:p text:style-name="P8"><text:span text:style-name="T7">On se sert de la mort pour pratiquer</text:span></text:p>
      <text:p text:style-name="P6"/>
      <text:p text:style-name="P3"><text:span text:style-name="T1">On se sert de tout pendant zazen ! On se sert de sa respiration. On se sert des bruits. Les bruits aussi nous ramènent là où nous sommes et pas ailleurs. Par les bruits, on peut comprendre à quel point ne pas fuir ni courir après quelque chose est une attitude essentielle et aussi naturelle. On se sert des bruits, on se sert de tout. Bien que l’on dise qu’il ne faut pas se servir (comme maître Kishigami qui avait dit que je me servais de lui. Bien sûr, et j’espère que lui s’est servi de moi comme je me suis servi de lui, comme je l’ai fait également avec maître Deshimaru)</text:span><text:note text:id="ftn1" text:note-class="footnote"><text:note-citation>1</text:note-citation><text:note-body><text:p text:style-name="P14"><text:span text:style-name="footnote_20_reference"><text:span text:style-name="T8"/></text:span><text:span text:style-name="T8"> Lettre de maître Kishigami adressé à Patrick Ferrieux le 23 mars 2012 au sujet de ses relations avec Philippe : « … J’ai vraiment, vraiment l’impression d’avoir été exploité par Philippe et je me sens vraiment déçu… » Il n’a jamais voulu répondre à mes multiples lettres. Je voulais savoir de quoi il parlait exactement. Je souhaitais poursuivre l’échange que j’avais auparavant avec lui mais ça ne l’intéressait plus ; il s’est refermé sur lui-même.</text:span></text:p></text:note-body></text:note><text:span text:style-name="T1">.</text:span></text:p>
      <text:p text:style-name="P4"><text:span text:style-name="T1">On se sert des robes pour mieux croiser les jambes car ça ne marche pas bien avec les pantalons. On se sert des autres pour ne pas bouger. On se sert du zafu pour pouvoir tendre la colonne vertébrale et basculer le bas de l’abdomen vers l’avant. Et aussi quand on bouge, car certains d’entre vous bougent, on fait gassho avant. Gassho nous fait réfléchir car c’est essentiel si je me gratte ou autre chose, puis on fait gassho après pour s’excuser auprès des autres. On se sert du gassho.</text:span></text:p>
      <text:p text:style-name="P7"/>
      <text:p text:style-name="P4"><text:span text:style-name="T4">Kinhin</text:span></text:p>
      <text:p text:style-name="P4"><text:span text:style-name="T1">On avance sur la fin de l’expiration. Autant que possible, on ne regarde pas à droite ou à gauche, on a le regard tourné vers l’intérieur.</text:span></text:p>
      <text:p text:style-name="P7"/>
      <text:p text:style-name="P4"><text:span text:style-name="T4">Zazen</text:span></text:p>
      <text:p text:style-name="P4"><text:span text:style-name="T1">[Le kyosaku c'est-à-dire le responsable de zazen est allé raccompagner un débutant au vestiaire.]</text:span></text:p>
      <text:p text:style-name="P4"><text:span text:style-name="T1">Peux-tu voir pourquoi le kyosaku ne revient pas ? S’il est malade d’accord. Mais on a un kyosaku pour qu’il soit présent, pas pour qu’il tchatche dans le vestiaire.</text:span></text:p>
      <text:p text:style-name="P4"><text:span text:style-name="T1">Je dois donner l’enseignement que j’ai reçu. Je n’ai pas à toujours m’adapter à vos particularités personnelles. Si quelqu’un quitte le zazen au milieu, cela ne doit pas monopoliser le kyosaku. Il doit juste le conduire à la porte, hors du dojo, dans le vestiaire où il peut mettre ses chaussures et basta ! Mais rester 15 à 20 minutes comme ça, c’est ne pas comprendre l’essence de cette pratique, et ne pas suivre l’enseignement qu’on a reçu. Ce n’est pas toujours facile pour le godo d’essayer d’appliquer cet enseignement. Et quand il ne réussit pas à l’appliquer, qu’est-ce qui se passe ? Il se met en colère !</text:span></text:p>
      <text:p text:style-name="P4"><text:span text:style-name="T1">Pour ces questions de vacances et de ponts par exemple. Je suis en colère depuis des années à ce sujet. Les vacances et les ponts deviennent de plus en plus envahissants, alors c’est pas possible que je continue ma colère, même si c’est une colère religieuse. Je dois approcher cette question autrement. Mais surtout, je dois faire attention de ne pas voir les choses à travers une vue subjective. Là, ces vacances, c’est interminable cette fois-ci. Des jours, des semaines, le dojo vide, deux personnes, trois personnes, pas de prise de notes, pas d’</text:span><text:span text:style-name="T6">inkin</text:span><text:span text:style-name="T1">, au Dojo de Paris aussi, pas de pilier, pas d’</text:span><text:span text:style-name="T6">inkin</text:span><text:span text:style-name="T1">, pas de prise de notes non plus, pas de déjeuner, c’est quoi ça ? C’est les vacances… C’est mon père… C’est ma mère. C’était pas comme ça </text:span><text:soft-page-break/><text:span text:style-name="T1">avant. Le père meurt ? Et alors ? Mon père mourrait, il était à l’hôpital en Italie. Je suis parti et je me suis dit : « J’espère qu’il mourra vite car je dois retourner au dojo. » Mais il a pris trop de temps pour mourir, alors je lui ai dit au revoir, merci beaucoup pour tout mais je ne peux plus attendre. Et je suis revenu au dojo et il est mort une semaine plus tard</text:span><text:note text:id="ftn2" text:note-class="footnote"><text:note-citation>2</text:note-citation><text:note-body><text:p text:style-name="P15"><text:span text:style-name="footnote_20_reference"><text:span text:style-name="T12"/></text:span><text:span text:style-name="T12"> Le 2 mai 1974.</text:span></text:p></text:note-body></text:note><text:span text:style-name="T1">. C’est ça l’enseignement que j’ai reçu et que je voudrais donner, mais ce n’est pas possible. Alors que faire ? Pas courir après, pas suivre, moi aussi je dois m’écouter et c’est ce que j’ai fait. Et voilà : pour la première fois, j’étais ravi de pratiquer avec seulement deux personnes. C’était totalement intéressant. Pas besoin de kyosaku, il n’y en avait pas, au moins il y’avait quelqu’un pour sonner la cloche et arrêter le zazen à la fin, mais le contact avec deux personnes est différent et c’est tellement important le contact que nous avons pendant et après zazen, et ne pas être attaché à zazen et à vos zazen comme je le suis. Ne pas être attaché à zazen n’est pas évident. N’être attaché à rien n’est pas évident non plus !</text:span></text:p>
      <text:p text:style-name="P4"><text:span text:style-name="T9">Être attaché dans le non-attachement, ça, c’est autre chose, et ça, c’est possible. </text:span></text:p>
      <text:p text:style-name="P4"><text:span text:style-name="T1">Moi je n’aime pas les attachements « grossiers », ou plutôt « évidents ». À sa famille, à sa maman, à son papa, à tout ça…</text:span></text:p>
      <text:p text:style-name="P4"><text:span text:style-name="T1">Mais regardez ! Regardez ce qui se passe à ce moment en vous. Vous croyez que vous allez vous détacher mais si vous vous détachez, vous allez vous attacher à autre chose.</text:span></text:p>
      <text:p text:style-name="P4"><text:span text:style-name="T1">Quelqu’un me dit : « Je suis très détaché maintenant. » Déjà, il se trompait lui-même parce que ce n’est pas possible. Et il ajoute :</text:span></text:p>
      <text:p text:style-name="P4"><text:span text:style-name="T1">— Moi, tout ce qui m’intéresse, c’est autrui.</text:span></text:p>
      <text:p text:style-name="P4"><text:span text:style-name="T1">—Tu es attaché à autrui alors ?</text:span></text:p>
      <text:p text:style-name="P4"><text:span text:style-name="T1">— Non, du tout. Moi je veux aider le monde, faire en sorte qu’il soit mieux.</text:span></text:p>
      <text:p text:style-name="P4"><text:span text:style-name="T1">Mais ça c’est quoi ça ? Ce n’est encore que « Je veux, je veux, je veux ! » Même là, on est pris par le bout du nez, on ne sait pas ce qui se passe. Alors arrêtez de suivre les pensées, arrêtez de suivre les pensées en dehors du dojo. Car l’attachement, c’est la pensée, et la pensée qui suit la pensée. Et dans une telle situation, la foi – c’est la base de cette pratique et du bouddhisme – ne peut pas s’épanouir du tout dans une telle situation. Notre enseignement est toujours dirigé dans le sens que je suis en train d’indiquer en ce moment. </text:span><text:span text:style-name="T9">Comment faire pour ne pas avoir une vue toujours subjective : moi ! moi ! ma façon de voir ! je suis comme ça moi</text:span><text:span text:style-name="T1"> ! C’est toujours la même question qu’on vous pose à ce moment-là : Mais qui êtes-vous ? Ce n’est pas une question de valeurs ! C’est seulement, « Qui est celui qui pense maintenant ? »</text:span></text:p>
      <text:p text:style-name="P4"><text:span text:style-name="T1">On (le godo) se sert de tout pour pratiquer et enseigner et pas seulement les « vacances » des autres : on se sert de la mort pour pratiquer.</text:span></text:p>
      <text:p text:style-name="P4"><text:span text:style-name="T6">Chukai</text:span><text:span text:style-name="T1"> !</text:span></text:p>
      <text:p text:style-name="P4"><text:span text:style-name="T1">Ce soir après la cérémonie, il y aura une remise de kesa pour Michaël Weill. On mettra le kesa sur l’autel pendant l’</text:span><text:span text:style-name="T6">Hannya Shingyo</text:span><text:span text:style-name="T1"> et on récitera </text:span><text:span text:style-name="T6">Dai Sai Geda Puku</text:span><text:span text:style-name="T1"> une fois.</text:span></text:p>
      <text:p text:style-name="P7"/>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F" svg:font-family=""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1"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0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language-asian="ja" style:country-asian="JP"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Style1" style:family="paragraph" style:parent-style-name="Standard" style:default-outline-level="" style:list-style-name="">
      <style:paragraph-properties fo:text-align="justify" style:justify-single-word="false"/>
      <style:text-properties fo:font-size="10pt" fo:font-weight="bold" style:font-size-asian="10pt" style:font-weight-asian="bold" style:font-size-complex="10pt"/>
    </style:style>
    <style:style style:name="footnote_20_text" style:display-name="footnote text" style:family="paragraph" style:parent-style-name="Standard" style:default-outline-level="" style:list-style-nam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100%" fo:margin-left="1.27cm" fo:margin-right="0cm" fo:text-indent="0cm" style:auto-text-indent="false"/>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Pied_20_de_20_page_20_Car" style:display-name="Pied de page Car" style:family="text">
      <style:text-properties fo:language="en" fo:country="US" style:font-name-asian="Times New Roman1" style:language-asian="ja" style:country-asian="JP"/>
    </style:style>
    <style:style style:name="page_20_number" style:display-name="page number" style:family="text" style:parent-style-name="Default_20_Paragraph_20_Font"/>
    <style:style style:name="En-tête_20_Car" style:display-name="En-tête Car" style:family="text">
      <style:text-properties fo:language="en" fo:country="US" style:font-name-asian="Times New Roman1" style:language-asian="ja" style:country-asian="JP"/>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Style1_20_Car" style:display-name="Style1 Car" style:family="text">
      <style:text-properties fo:font-weight="bold" style:font-weight-asian="bold"/>
    </style:style>
    <style:style style:name="Note_20_de_20_bas_20_de_20_page_20_Car" style:display-name="Note de bas de page Car" style:family="text" style:parent-style-name="Default_20_Paragraph_20_Font"/>
    <style:style style:name="footnote_20_reference" style:display-name="footnote reference" style:family="text">
      <style:text-properties style:text-position="super 58%"/>
    </style:style>
    <style:style style:name="Texte_20_de_20_bulles_20_Car" style:display-name="Texte de bulles Car" style:family="text">
      <style:text-properties style:font-name="Tahoma" fo:font-size="8pt" style:font-size-asian="8pt" style:font-name-complex="Tahoma1" style:font-size-complex="8pt"/>
    </style:style>
    <style:style style:name="annotation_20_reference" style:display-name="annotation reference" style:family="text">
      <style:text-properties fo:font-size="8pt" style:font-size-asian="8pt" style:font-size-complex="8pt"/>
    </style:style>
    <style:style style:name="Commentaire_20_Car" style:display-name="Commentaire Car" style:family="text">
      <style:text-properties fo:font-size="10pt" style:font-size-asian="10pt" style:font-size-complex="10pt"/>
    </style:style>
    <style:style style:name="Objet_20_du_20_commentaire_20_Car" style:display-name="Objet du commentaire C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style:font-name-asian="Times New Roman1" style:font-name-complex="Times New Roman1"/>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yle1">
      <style:paragraph-properties fo:margin-left="0cm" fo:margin-right="0.635cm" fo:text-align="center" style:justify-single-word="false" fo:text-indent="1cm" style:auto-text-indent="false"/>
    </style:style>
    <style:style style:name="MP2" style:family="paragraph" style:parent-style-name="Footer">
      <style:paragraph-properties fo:padding="0cm" fo:border="none"/>
    </style:style>
    <style:style style:name="MP3" style:family="paragraph" style:parent-style-name="Style1">
      <style:paragraph-properties fo:margin-left="0cm" fo:margin-right="0cm" fo:text-align="center" style:justify-single-word="false" fo:text-indent="1cm" style:auto-text-indent="false"/>
    </style:style>
    <style:style style:name="MP4" style:family="paragraph" style:parent-style-name="Footer">
      <style:paragraph-properties fo:margin-left="0cm" fo:margin-right="0.635cm" fo:text-indent="0cm" style:auto-text-indent="false"/>
    </style:style>
    <style:style style:name="MT1" style:family="text">
      <style:text-properties style:font-name="Times New Roman" fo:font-size="11pt" style:font-size-asian="11pt" style:font-size-complex="11pt"/>
    </style:style>
    <style:style style:name="MT2" style:family="text">
      <style:text-properties style:font-name="Times New Roman" fo:font-size="11pt" fo:font-weight="normal" style:font-size-asian="11pt" style:font-weight-asian="normal" style:font-size-complex="11pt"/>
    </style:style>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y="0.002cm" fo:min-width="0.041cm" draw:z-index="0"><draw:text-box fo:min-height="0cm"><text:p text:style-name="MP2"><text:page-number text:select-page="current">1</text:page-number><text:span text:style-name="page_20_number"><text:span text:style-name="MT1"> sur 3</text:span></text:span></text:p></draw:text-box></draw:frame><text:a xlink:type="simple" xlink:href="http://www.zen-road.org" text:style-name="Internet_20_link" text:visited-style-name="Visited_20_Internet_20_Link"><text:span text:style-name="MT2">www.zen-road.org</text:span></text:a></text:p>
        <text:p text:style-name="MP3"><text:a xlink:type="simple" xlink:href="http://www.seinezen-paris.org" text:style-name="Internet_20_link" text:visited-style-name="Visited_20_Internet_20_Link"><text:span text:style-name="MT2">www.seinezen-paris.org</text:span></text:a></text:p>
        <text:p text:style-name="MP3"><text:a xlink:type="simple" xlink:href="mailto:contact@seinezen-paris.org" text:style-name="Internet_20_link" text:visited-style-name="Visited_20_Internet_20_Link"><text:span text:style-name="MT2">contact@seinezen-paris.org</text:span></text:a></text:p>
      </style:footer>
      <style:footer-left>
        <text:p text:style-name="MP4"><text:page-number text:select-page="current">2</text:page-number></text:p>
      </style:footer-left>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el Raffoul</meta:initial-creator>
    <dc:creator>mcourcy</dc:creator>
    <meta:editing-cycles>2</meta:editing-cycles>
    <meta:creation-date>2016-07-01T18:39:00</meta:creation-date>
    <dc:date>2016-07-01T18:39:00</dc:date>
    <meta:editing-duration>P0D</meta:editing-duration>
    <meta:generator>OpenOffice/4.1.0$Win32 OpenOffice.org_project/410m18$Build-9764</meta:generator>
    <meta:document-statistic meta:table-count="0" meta:image-count="0" meta:object-count="0" meta:page-count="2" meta:paragraph-count="32" meta:word-count="1213" meta:character-count="6482"/>
    <meta:user-defined meta:name="AppVersion">12.0000</meta:user-defined>
    <meta:user-defined meta:name="Company">MR MEDIA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